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" office:value-type="string" calcext:value-type="string">
            <text:p>HARD w/ soft loop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3188" calcext:value-type="float">
            <text:p>3188</text:p>
          </table:table-cell>
          <table:table-cell table:formula="of:=[.C2]/[.G2]" office:value-type="float" office:value="6.2534504391468" calcext:value-type="float">
            <text:p>6.2534504391468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4924" calcext:value-type="float">
            <text:p>4924</text:p>
          </table:table-cell>
          <table:table-cell table:formula="of:=[.C3]/[.G3]" office:value-type="float" office:value="6.17038992688871" calcext:value-type="float">
            <text:p>6.17038992688871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3922" calcext:value-type="float">
            <text:p>153922</text:p>
          </table:table-cell>
          <table:table-cell table:formula="of:=[.C4]/[.G4]" office:value-type="float" office:value="9.11271942932135" calcext:value-type="float">
            <text:p>9.1127194293213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503698" calcext:value-type="float">
            <text:p>2503698</text:p>
          </table:table-cell>
          <table:table-cell table:formula="of:=[.C6]/[.G6]" office:value-type="float" office:value="5.5112405729445" calcext:value-type="float">
            <text:p>5.51124057294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430516" calcext:value-type="float">
            <text:p>3430516</text:p>
          </table:table-cell>
          <table:table-cell table:formula="of:=[.C7]/[.G7]" office:value-type="float" office:value="4.28585903694954" calcext:value-type="float">
            <text:p>4.28585903694954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7161083" calcext:value-type="float">
            <text:p>7161083</text:p>
          </table:table-cell>
          <table:table-cell table:formula="of:=[.C8]/[.G8]" office:value-type="float" office:value="5.83451148380769" calcext:value-type="float">
            <text:p>5.83451148380769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474946" calcext:value-type="float">
            <text:p>2474946</text:p>
          </table:table-cell>
          <table:table-cell table:formula="of:=[.C10]/[.G10]" office:value-type="float" office:value="5.55502786727468" calcext:value-type="float">
            <text:p>5.55502786727468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6266789" calcext:value-type="float">
            <text:p>6266789</text:p>
          </table:table-cell>
          <table:table-cell table:formula="of:=[.C11]/[.G11]" office:value-type="float" office:value="6.00436028722205" calcext:value-type="float">
            <text:p>6.0043602872220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474515" calcext:value-type="float">
            <text:p>2474515</text:p>
          </table:table-cell>
          <table:table-cell table:formula="of:=[.C13]/[.G13]" office:value-type="float" office:value="5.54888654948546" calcext:value-type="float">
            <text:p>5.5488865494854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5941825" calcext:value-type="float">
            <text:p>5941825</text:p>
          </table:table-cell>
          <table:table-cell table:formula="of:=[.C14]/[.G14]" office:value-type="float" office:value="5.84812982543242" calcext:value-type="float">
            <text:p>5.84812982543242</text:p>
          </table:table-cell>
        </table:table-row>
        <table:table-row table:style-name="ro1">
          <table:covered-table-cell/>
          <table:table-cell table:number-columns-repeated="6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88135" calcext:value-type="float">
            <text:p>288135</text:p>
          </table:table-cell>
          <table:table-cell table:formula="of:=[.C16]/[.G16]" office:value-type="float" office:value="5.93152168254464" calcext:value-type="float">
            <text:p>5.9315216825446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407860" calcext:value-type="float">
            <text:p>407860</text:p>
          </table:table-cell>
          <table:table-cell table:formula="of:=[.C17]/[.G17]" office:value-type="float" office:value="5.95927033786103" calcext:value-type="float">
            <text:p>5.9592703378610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1214896" calcext:value-type="float">
            <text:p>1214896</text:p>
          </table:table-cell>
          <table:table-cell table:formula="of:=[.C18]/[.G18]" office:value-type="float" office:value="5.82328363909339" calcext:value-type="float">
            <text:p>5.82328363909339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873986" calcext:value-type="float">
            <text:p>1873986</text:p>
          </table:table-cell>
          <table:table-cell table:formula="of:=[.C19]/[.G19]" office:value-type="float" office:value="5.62465781494632" calcext:value-type="float">
            <text:p>5.62465781494632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452" calcext:value-type="float">
            <text:p>1405452</text:p>
          </table:table-cell>
          <table:table-cell table:formula="of:=[.C20]/[.G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779983" calcext:value-type="float">
            <text:p>779983</text:p>
          </table:table-cell>
          <table:table-cell table:formula="of:=[.C22]/[.G22]" office:value-type="float" office:value="5.71327708424414" calcext:value-type="float">
            <text:p>5.7132770842441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5619787" calcext:value-type="float">
            <text:p>5619787</text:p>
          </table:table-cell>
          <table:table-cell table:formula="of:=[.C24]/[.G24]" office:value-type="float" office:value="5.8359336394778" calcext:value-type="float">
            <text:p>5.835933639477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5940426" calcext:value-type="float">
            <text:p>5940426</text:p>
          </table:table-cell>
          <table:table-cell table:formula="of:=[.C25]/[.G25]" office:value-type="float" office:value="5.84948032346502" calcext:value-type="float">
            <text:p>5.84948032346502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430" calcext:value-type="float">
            <text:p>2102430</text:p>
          </table:table-cell>
          <table:table-cell table:formula="of:=[.C26]/[.G2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474007" calcext:value-type="float">
            <text:p>2474007</text:p>
          </table:table-cell>
          <table:table-cell table:formula="of:=[.C29]/[.G29]" office:value-type="float" office:value="5.56114150040804" calcext:value-type="float">
            <text:p>5.56114150040804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6842914" calcext:value-type="float">
            <text:p>6842914</text:p>
          </table:table-cell>
          <table:table-cell table:formula="of:=[.C30]/[.G30]" office:value-type="float" office:value="5.69890619697982" calcext:value-type="float">
            <text:p>5.69890619697982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4086291" calcext:value-type="float">
            <text:p>14086291</text:p>
          </table:table-cell>
          <table:table-cell table:formula="of:=[.C33]/[.G33]" office:value-type="float" office:value="11.1165076740215" calcext:value-type="float">
            <text:p>11.1165076740215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4602056" calcext:value-type="float">
            <text:p>14602056</text:p>
          </table:table-cell>
          <table:table-cell table:formula="of:=[.C34]/[.G34]" office:value-type="float" office:value="10.7293520172776" calcext:value-type="float">
            <text:p>10.7293520172776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8328820" calcext:value-type="float">
            <text:p>28328820</text:p>
          </table:table-cell>
          <table:table-cell table:formula="of:=[.C35]/[.G35]" office:value-type="float" office:value="11.0458428907381" calcext:value-type="float">
            <text:p>11.0458428907381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3628407" calcext:value-type="float">
            <text:p>13628407</text:p>
          </table:table-cell>
          <table:table-cell table:formula="of:=[.C39]/[.G39]" office:value-type="float" office:value="10.2511127676184" calcext:value-type="float">
            <text:p>10.2511127676184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3446139" calcext:value-type="float">
            <text:p>13446139</text:p>
          </table:table-cell>
          <table:table-cell table:formula="of:=[.C40]/[.G40]" office:value-type="float" office:value="10.373129044702" calcext:value-type="float">
            <text:p>10.373129044702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3459156" calcext:value-type="float">
            <text:p>13459156</text:p>
          </table:table-cell>
          <table:table-cell table:formula="of:=[.C41]/[.G41]" office:value-type="float" office:value="10.3639490470279" calcext:value-type="float">
            <text:p>10.36394904702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4771556" calcext:value-type="float">
            <text:p>14771556</text:p>
          </table:table-cell>
          <table:table-cell table:formula="of:=[.C42]/[.G42]" office:value-type="float" office:value="9.53326054479298" calcext:value-type="float">
            <text:p>9.53326054479298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5928207" calcext:value-type="float">
            <text:p>15928207</text:p>
          </table:table-cell>
          <table:table-cell table:formula="of:=[.C43]/[.G43]" office:value-type="float" office:value="10.0089926003599" calcext:value-type="float">
            <text:p>10.0089926003599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157501671532" calcext:value-type="float">
            <text:p>1.13157501671532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786826" calcext:value-type="float">
            <text:p>3786826</text:p>
          </table:table-cell>
          <table:table-cell table:formula="of:=[.C47]/[.G47]" office:value-type="float" office:value="4.29598244017549" calcext:value-type="float">
            <text:p>4.29598244017549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09561127177407" calcext:value-type="float">
            <text:p>2.09561127177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9:42:09.06698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7-13T22:17:29.358342503</dc:date>
    <meta:editing-duration>PT1H47M26S</meta:editing-duration>
    <meta:editing-cycles>32</meta:editing-cycles>
    <meta:generator>LibreOffice/6.0.7.3$Linux_X86_64 LibreOffice_project/00m0$Build-3</meta:generator>
    <meta:document-statistic meta:table-count="1" meta:cell-count="226" meta:object-count="0"/>
  </office:meta>
</office:document-meta>
</file>